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 Neue" svg:font-family="'Helvetica Neue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 style:master-page-name="Standard">
      <style:table-properties style:width="17.655cm" style:page-number="auto" fo:break-before="auto" fo:break-after="auto" table:align="margins" style:writing-mode="lr-tb"/>
    </style:style>
    <style:style style:name="Таблица1.A" style:family="table-column">
      <style:table-column-properties style:column-width="8.498cm" style:rel-column-width="31544*"/>
    </style:style>
    <style:style style:name="Таблица1.B" style:family="table-column">
      <style:table-column-properties style:column-width="9.156cm" style:rel-column-width="33991*"/>
    </style:style>
    <style:style style:name="Таблица1.A1" style:family="table-cell">
      <style:table-cell-properties style:vertical-align="top" fo:padding="0.176cm" fo:border="1pt solid #cccccc"/>
    </style:style>
    <style:style style:name="Таблица1.A3" style:family="table-cell">
      <style:table-cell-properties style:vertical-align="top" fo:padding="0.176cm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solid" style:text-underline-width="auto" style:text-underline-color="font-color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solid" style:text-underline-width="auto" style:text-underline-color="font-color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Arial" fo:language="en" fo:country="US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Arial" fo:language="en" fo:country="US" officeooo:paragraph-rsid="0019594f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Arial" fo:language="en" fo:country="US" officeooo:paragraph-rsid="0019594f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Arial" fo:language="uk" fo:country="UA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Arial" fo:language="uk" fo:country="UA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Arial" fo:language="uk" fo:country="UA" officeooo:paragraph-rsid="0019594f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19594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Arial" fo:language="uk" fo:country="UA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bold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bold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font-name="Arial" fo:font-size="11pt" fo:language="uk" fo:country="UA" fo:font-weight="bold" style:font-size-asian="11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officeooo:paragraph-rsid="0019b7a7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0pt" fo:language="uk" fo:country="UA" fo:font-style="normal" style:text-underline-style="solid" style:text-underline-width="auto" style:text-underline-color="font-color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0pt" fo:language="uk" fo:country="UA" fo:font-style="normal" style:text-underline-style="solid" style:text-underline-width="auto" style:text-underline-color="font-color" fo:font-weight="normal" fo:background-color="#ffffff" loext:char-shading-value="0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fo:font-size="10pt" fo:font-style="normal" style:text-underline-style="none" fo:font-weight="normal" fo:background-color="#ffffff" loext:char-shading-value="0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fo:font-size="10pt" fo:font-style="normal" style:text-underline-style="none" fo:font-weight="bold" fo:background-color="#ffffff" loext:char-shading-value="0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T8" style:family="text">
      <style:text-properties fo:color="#000000" style:text-line-through-style="none" style:text-line-through-type="none" fo:font-size="10pt" fo:font-style="normal" style:text-underline-style="none" fo:font-weight="bold" officeooo:rsid="0019594f" fo:background-color="#ffffff" loext:char-shading-value="0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T9" style:family="text">
      <style:text-properties fo:color="#000000" style:text-line-through-style="none" style:text-line-through-type="none" fo:font-size="10pt" fo:font-style="normal" style:text-underline-style="none" fo:font-weight="bold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T10" style:family="text">
      <style:text-properties fo:color="#000000" style:text-line-through-style="none" style:text-line-through-type="none" fo:font-size="10pt" fo:font-style="normal" style:text-underline-style="none" fo:font-weight="bold" officeooo:rsid="0019594f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T11" style:family="text">
      <style:text-properties fo:color="#000000" style:text-line-through-style="none" style:text-line-through-type="none" fo:font-size="10pt" fo:font-style="normal" style:text-underline-style="solid" style:text-underline-width="auto" style:text-underline-color="font-color" fo:font-weight="normal" fo:background-color="#ffffff" loext:char-shading-value="0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fo:font-size="10pt" fo:font-style="normal" style:text-underline-style="solid" style:text-underline-width="auto" style:text-underline-color="font-color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fo:font-size="10pt" fo:language="uk" fo:country="UA" fo:font-style="normal" style:text-underline-style="none" fo:font-weight="normal" fo:background-color="#ffffff" loext:char-shading-value="0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fo:font-size="10pt" fo:language="uk" fo:country="UA" fo:font-style="normal" style:text-underline-style="none" fo:font-weight="bold" fo:background-color="#ffffff" loext:char-shading-value="0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T15" style:family="text">
      <style:text-properties fo:color="#000000" style:text-line-through-style="none" style:text-line-through-type="none" fo:font-size="10pt" fo:language="uk" fo:country="UA" fo:font-style="normal" style:text-underline-style="none" fo:font-weight="bold" officeooo:rsid="0019594f" fo:background-color="#ffffff" loext:char-shading-value="0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T16" style:family="text">
      <style:text-properties fo:color="#000000" style:text-line-through-style="none" style:text-line-through-type="none" fo:font-size="10pt" fo:language="uk" fo:country="UA" fo:font-style="normal" style:text-underline-style="solid" style:text-underline-width="auto" style:text-underline-color="font-color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fo:font-size="10pt" fo:language="uk" fo:country="UA" fo:font-style="normal" style:text-underline-style="solid" style:text-underline-width="auto" style:text-underline-color="font-color" fo:font-weight="normal" fo:background-color="#ffffff" loext:char-shading-value="0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8" style:family="text">
      <style:text-properties style:text-line-through-style="none" style:text-line-through-type="none" fo:font-size="10pt" fo:font-style="normal" style:text-underline-style="none" fo:font-weight="normal" fo:background-color="#ffffff" loext:char-shading-value="0" style:font-name-asian="Helvetica Neue" style:font-size-asian="10pt" style:font-style-asian="normal" style:font-weight-asian="normal" style:font-name-complex="Helvetica Neue" style:font-style-complex="normal" style:font-weight-complex="normal"/>
    </style:style>
    <style:style style:name="T19" style:family="text">
      <style:text-properties style:text-line-through-style="none" style:text-line-through-type="none" fo:font-size="10pt" fo:font-style="normal" style:text-underline-style="none" fo:font-weight="normal" officeooo:rsid="0019594f" fo:background-color="#ffffff" loext:char-shading-value="0" style:font-name-asian="Helvetica Neue" style:font-size-asian="10pt" style:font-style-asian="normal" style:font-weight-asian="normal" style:font-name-complex="Helvetica Neue" style:font-style-complex="normal" style:font-weight-complex="normal"/>
    </style:style>
    <style:style style:name="T20" style:family="text">
      <style:text-properties style:text-line-through-style="none" style:text-line-through-type="none" fo:font-size="10pt" fo:font-style="normal" style:text-underline-style="none" fo:font-weight="normal" officeooo:rsid="0019b7a7" fo:background-color="#ffffff" loext:char-shading-value="0" style:font-name-asian="Helvetica Neue" style:font-size-asian="10pt" style:font-style-asian="normal" style:font-weight-asian="normal" style:font-name-complex="Helvetica Neue" style:font-style-complex="normal" style:font-weight-complex="normal"/>
    </style:style>
    <style:style style:name="T21" style:family="text">
      <style:text-properties fo:language="uk" fo:country="UA" officeooo:rsid="0019594f"/>
    </style:style>
    <style:style style:name="T22" style:family="text">
      <style:text-properties fo:language="uk" fo:country="UA" officeooo:rsid="0019b7a7"/>
    </style:style>
    <style:style style:name="T23" style:family="text">
      <style:text-properties fo:language="en" fo:country="US"/>
    </style:style>
    <style:style style:name="T24" style:family="text">
      <style:text-properties officeooo:rsid="0019b7a7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<text:span text:style-name="T5">Доповнення </text:span><text:span text:style-name="T7">№ </text:span><text:span text:style-name="T7"><text:conditional-text text:condition="ooow:true" text:string-value-if-true="annex_number" text:string-value-if-false="">annex_number</text:conditional-text></text:span><text:span text:style-name="T7"> </text:span><text:span text:style-name="T5">до договору</text:span></text:p>
            <text:p text:style-name="P15"><text:span text:style-name="T7">№ </text:span><text:span text:style-name="T8">20001231</text:span><text:span text:style-name="T7"> </text:span><text:span text:style-name="T5">від</text:span><text:span text:style-name="T9"> </text:span><text:span text:style-name="T10">31.12.2000</text:span><text:span text:style-name="T9">.</text:span></text:p>
          </table:table-cell>
          <table:table-cell table:style-name="Таблица1.A1" office:value-type="string">
            <text:p text:style-name="P9"><text:span text:style-name="T5">Annex </text:span><text:span text:style-name="T7">#</text:span><text:span text:style-name="T14"><text:conditional-text text:condition="ooow:true" text:string-value-if-true="annex_number" text:string-value-if-false="">annex_number</text:conditional-text></text:span><text:span text:style-name="T7"> </text:span><text:span text:style-name="T5">for the contract </text:span><text:span text:style-name="T7"># </text:span><text:span text:style-name="T15">20001231</text:span><text:span text:style-name="T5"> from <text:s/></text:span><text:span text:style-name="T10">2000-12-31</text:span><text:span text:style-name="T5">.</text:span></text:p>
          </table:table-cell>
        </table:table-row>
        <table:table-row>
          <table:table-cell table:style-name="Таблица1.A1" office:value-type="string">
            <text:p text:style-name="P4">Ціллю цього договору є розробка програмного забезпечення та підтримка на декількох проектах.</text:p>
          </table:table-cell>
          <table:table-cell table:style-name="Таблица1.A1" office:value-type="string">
            <text:p text:style-name="P1">Provisioning of software development and support in several projects.</text:p>
          </table:table-cell>
        </table:table-row>
        <table:table-row>
          <table:table-cell table:style-name="Таблица1.A3" office:value-type="string">
            <text:p text:style-name="P4"><office:annotation><dc:creator>&lt;анонимный&gt;</dc:creator><dc:date>2014-07-03T21:17:16</dc:date><text:p text:style-name="P23"><text:span text:style-name="T25">do row for item in items</text:span></text:p></office:annotation><text:conditional-text text:condition="ooow:true" text:string-value-if-true="item['number']" text:string-value-if-false="">item['number']</text:conditional-text>. <text:span text:style-name="T23"><text:conditional-text text:condition="ooow:true" text:string-value-if-true="item['name']" text:string-value-if-false="">item['name']</text:conditional-text></text:span></text:p>
            <text:p text:style-name="P4"/>
            <text:p text:style-name="P11"><text:span text:style-name="T5">Сума : </text:span><text:span text:style-name="T6"><text:conditional-text text:condition="ooow:true" text:string-value-if-true="item['amount']" text:string-value-if-false="">item['amount']</text:conditional-text></text:span><text:span text:style-name="T5"> доларів США</text:span></text:p>
          </table:table-cell>
          <table:table-cell table:style-name="Таблица1.A3" office:value-type="string">
            <text:p text:style-name="P1"><text:conditional-text text:condition="ooow:true" text:string-value-if-true="item['number']" text:string-value-if-false="">item['number']</text:conditional-text>. <text:conditional-text text:condition="ooow:true" text:string-value-if-true="item['name']" text:string-value-if-false="">item['name']</text:conditional-text></text:p>
            <text:p text:style-name="P1"/>
            <text:p text:style-name="P8"><text:span text:style-name="T5">Total: </text:span><text:span text:style-name="T13"><text:conditional-text text:condition="ooow:true" text:string-value-if-true="item['amount']" text:string-value-if-false="">item['amount']</text:conditional-text></text:span><text:span text:style-name="T5"> US dollars</text:span></text:p>
          </table:table-cell>
        </table:table-row>
        <table:table-row>
          <table:table-cell table:style-name="Таблица1.A1" office:value-type="string">
            <text:p text:style-name="P11"><text:span text:style-name="T9">Всього: </text:span><text:span text:style-name="T7"><text:conditional-text text:condition="ooow:true" text:string-value-if-true="total_amount" text:string-value-if-false="">total_amount</text:conditional-text></text:span><text:span text:style-name="T9"> доларів США</text:span></text:p>
            <text:p text:style-name="P16"/>
          </table:table-cell>
          <table:table-cell table:style-name="Таблица1.A1" office:value-type="string">
            <text:p text:style-name="P8"><text:span text:style-name="T9">Grand total: </text:span><text:span text:style-name="T7"><text:conditional-text text:condition="ooow:true" text:string-value-if-true="total_amount" text:string-value-if-false="">total_amount</text:conditional-text></text:span><text:span text:style-name="T9"> US dollars</text:span></text:p>
            <text:p text:style-name="P18"/>
          </table:table-cell>
        </table:table-row>
        <table:table-row>
          <table:table-cell table:style-name="Таблица1.A3" office:value-type="string">
            <text:p text:style-name="P12"><text:span text:style-name="T11"><text:s text:c="2"/>____________________</text:span><text:span text:style-name="T12"> <text:s text:c="2"/></text:span><text:span text:style-name="T5">, <text:s/></text:span><text:span text:style-name="T12"><text:s text:c="2"/></text:span><text:span text:style-name="T12"><text:conditional-text text:condition="ooow:true" text:string-value-if-true="contract_start" text:string-value-if-false="">contract_start</text:conditional-text></text:span><text:span text:style-name="T12"> <text:s text:c="2"/></text:span></text:p>
            <text:p text:style-name="P6"><text:s/>(Місце) <text:s text:c="39"/>(Дата)</text:p>
            <text:p text:style-name="P5"/>
            <text:p text:style-name="P7"><text:s text:c="51"/></text:p>
            <text:p text:style-name="P21"><text:span text:style-name="T18"><text:s/>(Підпис) </text:span><text:span text:style-name="T20">&lt;</text:span><text:span text:style-name="T19">Firstname Lastname</text:span><text:span text:style-name="T20">&gt;</text:span></text:p>
            <text:p text:style-name="P17"/>
            <text:p text:style-name="P17"/>
            <text:p text:style-name="P13"><text:span text:style-name="T11"><text:s text:c="4"/>___________</text:span><text:span text:style-name="T12"> <text:s text:c="6"/></text:span><text:span text:style-name="T5">, <text:s/></text:span><text:span text:style-name="T12"><text:s/></text:span><text:span text:style-name="T12"><text:conditional-text text:condition="ooow:true" text:string-value-if-true="contract_start" text:string-value-if-false="">contract_start</text:conditional-text></text:span><text:span text:style-name="T12"> <text:s text:c="2"/></text:span></text:p>
            <text:p text:style-name="P6"><text:s/>(Місце) <text:s text:c="27"/>(Дата)</text:p>
            <text:p text:style-name="P5"/>
            <text:p text:style-name="P7"><text:s text:c="51"/></text:p>
            <text:p text:style-name="P17"><text:s/>(Підпис) <text:span text:style-name="T24">&lt;Имя Фамилия&gt;</text:span></text:p>
          </table:table-cell>
          <table:table-cell table:style-name="Таблица1.A3" office:value-type="string">
            <text:p text:style-name="P14"><text:span text:style-name="T4"><text:s text:c="2"/>____________________ <text:s/></text:span><text:span text:style-name="T2"><text:s text:c="4"/></text:span><text:span text:style-name="T1"><text:s/>, <text:s/></text:span><text:span text:style-name="T2"><text:s/></text:span><text:span text:style-name="T3"><text:conditional-text text:condition="ooow:true" text:string-value-if-true="contract_start" text:string-value-if-false="">contract_start</text:conditional-text></text:span><text:span text:style-name="T2"> <text:s text:c="2"/></text:span></text:p>
            <text:p text:style-name="P2"><text:s/>(Place) <text:s text:c="41"/>(Date)</text:p>
            <text:p text:style-name="P2"/>
            <text:p text:style-name="P3"><text:s text:c="50"/></text:p>
            <text:p text:style-name="P22"><text:s/>(Signature) <text:span text:style-name="T22">&lt;</text:span><text:span text:style-name="T21">Firstname Lastname</text:span><text:span text:style-name="T22">&gt;</text:span></text:p>
            <text:p text:style-name="P19"/>
            <text:p text:style-name="P19"/>
            <text:p text:style-name="P10"><text:span text:style-name="T11"><text:s/></text:span><text:span text:style-name="T17"><text:s text:c="2"/>___________</text:span><text:span text:style-name="T12"> <text:s text:c="6"/></text:span><text:span text:style-name="T5"><text:s/>, <text:s/></text:span><text:span text:style-name="T12"><text:s/></text:span><text:span text:style-name="T16"><text:conditional-text text:condition="ooow:true" text:string-value-if-true="contract_start" text:string-value-if-false="">contract_start</text:conditional-text></text:span><text:span text:style-name="T12"> <text:s text:c="2"/></text:span></text:p>
            <text:p text:style-name="P2"><text:s/>(Place) <text:s text:c="27"/>(Date)</text:p>
            <text:p text:style-name="P2"/>
            <text:p text:style-name="P3"><text:s text:c="50"/></text:p>
            <text:p text:style-name="P22"><text:s/>(Signature) <text:span text:style-name="T22">&lt;</text:span><text:span text:style-name="T21">Firstname Lastname</text:span><text:span text:style-name="T22">&gt;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Helvetica Neue" svg:font-family="'Helvetica Neue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069cm" fo:margin-bottom="2.178cm" fo:margin-left="2.069cm" fo:margin-right="1.866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7</meta:editing-cycles>
    <dc:date>2015-12-12T16:10:58.679669275</dc:date>
    <meta:editing-duration>PT4H34M4S</meta:editing-duration>
    <meta:document-statistic meta:table-count="1" meta:image-count="0" meta:object-count="0" meta:page-count="1" meta:paragraph-count="27" meta:word-count="93" meta:character-count="1176" meta:non-whitespace-character-count="708"/>
  </office:meta>
</office:document-meta>
</file>